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4.1028in" svg:height="3.9008in" svg:x="0.9323in" svg:y="0.5752in">
            <draw:object draw:notify-on-update-of-ranges="Planilha1.A4:Planilha1.A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447487" calcext:value-type="float">
            <text:p>0.00447487</text:p>
          </table:table-cell>
        </table:table-row>
        <table:table-row table:style-name="ro1">
          <table:table-cell office:value-type="float" office:value="0.00447487" calcext:value-type="float">
            <text:p>0.00447487</text:p>
          </table:table-cell>
        </table:table-row>
        <table:table-row table:style-name="ro1">
          <table:table-cell office:value-type="float" office:value="0.00447487" calcext:value-type="float">
            <text:p>0.00447487</text:p>
          </table:table-cell>
        </table:table-row>
        <table:table-row table:style-name="ro1">
          <table:table-cell office:value-type="float" office:value="0.0024118" calcext:value-type="float">
            <text:p>0.0024118</text:p>
          </table:table-cell>
        </table:table-row>
        <table:table-row table:style-name="ro1">
          <table:table-cell office:value-type="float" office:value="0.00148788" calcext:value-type="float">
            <text:p>0.00148788</text:p>
          </table:table-cell>
        </table:table-row>
        <table:table-row table:style-name="ro1">
          <table:table-cell office:value-type="float" office:value="0.00135681" calcext:value-type="float">
            <text:p>0.00135681</text:p>
          </table:table-cell>
        </table:table-row>
        <table:table-row table:style-name="ro1">
          <table:table-cell office:value-type="float" office:value="0.000789571" calcext:value-type="float">
            <text:p>0.000789571</text:p>
          </table:table-cell>
        </table:table-row>
        <table:table-row table:style-name="ro1">
          <table:table-cell office:value-type="float" office:value="0.000789571" calcext:value-type="float">
            <text:p>0.000789571</text:p>
          </table:table-cell>
        </table:table-row>
        <table:table-row table:style-name="ro1">
          <table:table-cell office:value-type="float" office:value="0.000681582" calcext:value-type="float">
            <text:p>0.000681582</text:p>
          </table:table-cell>
        </table:table-row>
        <table:table-row table:style-name="ro1">
          <table:table-cell office:value-type="float" office:value="0.000681582" calcext:value-type="float">
            <text:p>0.0006815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42782" calcext:value-type="float">
            <text:p>0.000542782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995" calcext:value-type="float">
            <text:p>0.000534995</text:p>
          </table:table-cell>
        </table:table-row>
        <table:table-row table:style-name="ro1">
          <table:table-cell office:value-type="float" office:value="0.000534228" calcext:value-type="float">
            <text:p>0.000534228</text:p>
          </table:table-cell>
        </table:table-row>
        <table:table-row table:style-name="ro1">
          <table:table-cell office:value-type="float" office:value="0.000484398" calcext:value-type="float">
            <text:p>0.000484398</text:p>
          </table:table-cell>
        </table:table-row>
        <table:table-row table:style-name="ro1">
          <table:table-cell office:value-type="float" office:value="0.000484398" calcext:value-type="float">
            <text:p>0.000484398</text:p>
          </table:table-cell>
        </table:table-row>
        <table:table-row table:style-name="ro1">
          <table:table-cell office:value-type="float" office:value="0.000484398" calcext:value-type="float">
            <text:p>0.000484398</text:p>
          </table:table-cell>
        </table:table-row>
        <table:table-row table:style-name="ro1">
          <table:table-cell office:value-type="float" office:value="0.000484398" calcext:value-type="float">
            <text:p>0.000484398</text:p>
          </table:table-cell>
        </table:table-row>
        <table:table-row table:style-name="ro1">
          <table:table-cell office:value-type="float" office:value="0.000484398" calcext:value-type="float">
            <text:p>0.000484398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414914" calcext:value-type="float">
            <text:p>0.000414914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  <table:table-row table:style-name="ro1">
          <table:table-cell office:value-type="float" office:value="0.00028708" calcext:value-type="float">
            <text:p>0.00028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4:27:16.260998914</meta:creation-date>
    <dc:date>2022-06-14T14:49:47.801638562</dc:date>
    <meta:editing-duration>PT2M21S</meta:editing-duration>
    <meta:editing-cycles>1</meta:editing-cycles>
    <meta:document-statistic meta:table-count="1" meta:cell-count="1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22cm" svg:height="9.909cm" xlink:href=".." xlink:type="simple" chart:class="chart:line" chart:style-name="ch1">
        <chart:title svg:x="15.618cm" svg:y="0.334cm" chart:style-name="ch2">
          <text:p>Evolução por Geração</text:p>
        </chart:title>
        <chart:plot-area chart:style-name="ch3" table:cell-range-address="Planilha1.A4:Planilha1.A116" svg:x="1.727cm" svg:y="1.311cm" svg:width="33.379cm" svg:height="7.419cm">
          <chartooo:coordinate-region svg:x="3.01cm" svg:y="1.432cm" svg:width="31.955cm" svg:height="6.296cm"/>
          <chart:axis chart:dimension="x" chart:name="primary-x" chart:style-name="ch4">
            <chart:title svg:x="17.737cm" svg:y="8.928cm" chart:style-name="ch5">
              <text:p>Geração</text:p>
            </chart:title>
          </chart:axis>
          <chart:axis chart:dimension="y" chart:name="primary-y" chart:style-name="ch4">
            <chart:title svg:x="0.451cm" svg:y="5.593cm" chart:style-name="ch6">
              <text:p>Fitness</text:p>
            </chart:title>
            <chart:grid chart:style-name="ch7" chart:class="major"/>
          </chart:axis>
          <chart:series chart:style-name="ch8" chart:values-cell-range-address="Planilha1.A4:Planilha1.A116" chart:class="chart:line"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118">
                <text:p>0.0024118</text:p>
                <draw:g>
                  <svg:desc>Planilha1.A4:Planilha1.A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8788">
                <text:p>0.00148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5681">
                <text:p>0.00135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89571">
                <text:p>0.00078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89571">
                <text:p>0.000789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81582">
                <text:p>0.00068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81582">
                <text:p>0.000681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42782">
                <text:p>0.000542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534995">
                <text:p>0.000534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34228">
                <text:p>0.000534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84398">
                <text:p>0.000484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84398">
                <text:p>0.000484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84398">
                <text:p>0.00048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84398">
                <text:p>0.000484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84398">
                <text:p>0.000484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14914">
                <text:p>0.000414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28708">
                <text:p>0.000287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28708">
                <text:p>0.00028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